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Char.highSurroga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HighSurroga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316">
            <text:p text:style-name="Table_20_Contents">31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XMLChar.isInvalid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supplemental( char h , char 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ameStart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Spac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IANAEncoding( String ianaEncoding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8">
            <text:p text:style-name="Table_20_Contents">28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Char.isContent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har.isMarkup( int 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Name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Char.isValidJavaEncoding( String javaEncoding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Char.lowSurrogate( int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CNam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Valid( int 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Char.isValidNmtoken( String nmtoke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MLChar.isValidNCName( String nc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Char.isPubid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am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NCNameStart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Supplemental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Char.isLowSurrogate( int c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